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ffcccc" draw:textarea-horizontal-align="justify" draw:textarea-vertical-align="middle" draw:auto-grow-height="false" fo:min-height="0.766cm" fo:min-width="0.516cm"/>
    </style:style>
    <style:style style:name="gr2" style:family="graphic" style:parent-style-name="standard">
      <style:graphic-properties draw:fill="solid" draw:fill-color="#ffffcc" draw:textarea-horizontal-align="justify" draw:textarea-vertical-align="middle" draw:auto-grow-height="false" fo:min-height="0.766cm" fo:min-width="0.516cm"/>
    </style:style>
    <style:style style:name="gr3" style:family="graphic" style:parent-style-name="standard">
      <style:graphic-properties draw:fill="solid" draw:fill-color="#ccffcc" draw:textarea-horizontal-align="justify" draw:textarea-vertical-align="middle" draw:auto-grow-height="false" fo:min-height="0.766cm" fo:min-width="0.516cm"/>
    </style:style>
    <style:style style:name="gr4" style:family="graphic" style:parent-style-name="standard">
      <style:graphic-properties draw:fill="solid" draw:fill-color="#99ccff" draw:textarea-horizontal-align="justify" draw:textarea-vertical-align="middle" draw:auto-grow-height="false" fo:min-height="0.766cm" fo:min-width="0.516cm"/>
    </style:style>
    <style:style style:name="gr5" style:family="graphic" style:parent-style-name="objectwithoutfill">
      <style:graphic-properties svg:stroke-width="0.102cm" svg:stroke-color="#004586" draw:marker-start-width="0.352cm" draw:marker-end="Arrow" draw:marker-end-width="0.452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7" style:family="graphic" style:parent-style-name="standard">
      <style:graphic-properties draw:fill="hatch" draw:fill-color="#99ccff" draw:fill-hatch-name="Black_20_45_20_Degrees" draw:textarea-horizontal-align="justify" draw:textarea-vertical-align="middle" draw:auto-grow-height="false" fo:min-height="0.766cm" fo:min-width="0.516cm"/>
    </style:style>
    <style:style style:name="gr8" style:family="graphic" style:parent-style-name="standard">
      <style:graphic-properties draw:fill="hatch" draw:fill-color="#ffffcc" draw:fill-hatch-name="Black_20_45_20_Degrees" draw:textarea-horizontal-align="justify" draw:textarea-vertical-align="middle" draw:auto-grow-height="false" fo:min-height="0.766cm" fo:min-width="0.51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8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39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87cm" fo:min-width="0cm"/>
    </style:style>
    <style:style style:name="gr12" style:family="graphic" style:parent-style-name="objectwithoutfill">
      <style:graphic-properties svg:stroke-width="0.203cm" svg:stroke-color="#ff3333" draw:marker-start-width="0.503cm" draw:marker-end-width="0.503cm" draw:fill="none" draw:textarea-vertical-align="middle" fo:padding-top="0.225cm" fo:padding-bottom="0.225cm" fo:padding-left="0.35cm" fo:padding-right="0.35cm"/>
    </style:style>
    <style:style style:name="gr13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14" style:family="graphic" style:parent-style-name="standard">
      <style:graphic-properties draw:fill="hatch" draw:fill-color="#ffffcc" draw:fill-hatch-name="Orange_20_45_20_degrees" draw:fill-hatch-solid="false" draw:textarea-horizontal-align="justify" draw:textarea-vertical-align="middle" draw:auto-grow-height="false" fo:min-height="0.766cm" fo:min-width="0.516cm"/>
    </style:style>
    <style:style style:name="gr15" style:family="graphic" style:parent-style-name="standard">
      <style:graphic-properties draw:fill="hatch" draw:fill-color="#ccffcc" draw:fill-hatch-name="Green_20_45_20_degrees" draw:textarea-horizontal-align="justify" draw:textarea-vertical-align="middle" draw:auto-grow-height="false" fo:min-height="0.766cm" fo:min-width="0.51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17" style:family="graphic" style:parent-style-name="standard">
      <style:graphic-properties draw:fill="hatch" draw:fill-color="#99ccff" draw:fill-hatch-name="Blue_20_45_20_degrees" draw:textarea-horizontal-align="justify" draw:textarea-vertical-align="middle" draw:auto-grow-height="false" fo:min-height="0.766cm" fo:min-width="0.5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92cm" fo:min-width="0cm"/>
    </style:style>
    <style:style style:name="P1" style:family="paragraph">
      <style:paragraph-properties fo:text-align="center"/>
    </style:style>
    <style:style style:name="P2" style:family="paragraph">
      <style:text-properties fo:color="#004586" fo:font-size="16pt" style:font-size-asian="16pt" style:font-size-complex="16pt"/>
    </style:style>
    <style:style style:name="T1" style:family="text">
      <style:text-properties fo:color="#004586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Звичайний">
        <draw:custom-shape draw:style-name="gr1" draw:text-style-name="P1" draw:layer="layout" svg:width="1.016cm" svg:height="1.016cm" svg:x="3.667cm" svg:y="1.9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683cm" svg:y="1.967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699cm" svg:y="1.9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6.715cm" svg:y="1.9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0.628cm" svg:y="1.9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11.644cm" svg:y="1.9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13.676cm" svg:y="1.9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12.66cm" svg:y="1.967cm">
          <text:p text:style-name="P1">T</text:p>
          <draw:enhanced-geometry svg:viewBox="0 0 21600 21600" draw:type="rectangle" draw:enhanced-path="M 0 0 L 21600 0 21600 21600 0 21600 0 0 Z N"/>
        </draw:custom-shape>
        <draw:line draw:style-name="gr5" draw:text-style-name="P1" draw:layer="layout" svg:x1="8.239cm" svg:y1="2.475cm" svg:x2="10.271cm" svg:y2="2.475cm">
          <text:p/>
        </draw:line>
        <draw:frame draw:style-name="gr6" draw:layer="layout" svg:width="0.853cm" svg:height="0.954cm" svg:x="8.656cm" svg:y="1.394cm">
          <draw:text-box>
            <text:p>?</text:p>
          </draw:text-box>
        </draw:frame>
        <draw:custom-shape draw:style-name="gr1" draw:text-style-name="P1" draw:layer="layout" svg:width="1.016cm" svg:height="1.016cm" svg:x="3.667cm" svg:y="5.8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683cm" svg:y="5.867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699cm" svg:y="5.8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1.016cm" svg:height="1.016cm" svg:x="6.715cm" svg:y="5.867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016cm" svg:height="1.016cm" svg:x="3.667cm" svg:y="7.6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683cm" svg:y="7.6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699cm" svg:y="7.6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7.715cm" svg:y="7.6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1.016cm" svg:x="7.715cm" svg:y="5.8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016cm" svg:height="1.016cm" svg:x="6.715cm" svg:y="5.86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1.016cm" svg:x="4.683cm" svg:y="7.667cm">
          <text:p text:style-name="P1"/>
          <draw:enhanced-geometry svg:viewBox="0 0 21600 21600" draw:type="rectangle" draw:enhanced-path="M 0 0 L 21600 0 21600 21600 0 21600 0 0 Z N"/>
        </draw:custom-shape>
        <draw:frame draw:style-name="gr9" draw:layer="layout" svg:width="1.106cm" svg:height="1.078cm" svg:x="1.799cm" svg:y="5.864cm">
          <draw:text-box>
            <text:p>1)</text:p>
          </draw:text-box>
        </draw:frame>
        <draw:frame draw:style-name="gr10" draw:layer="layout" svg:width="1.36cm" svg:height="0.954cm" svg:x="1.672cm" svg:y="2.005cm">
          <draw:text-box>
            <text:p>S1</text:p>
          </draw:text-box>
        </draw:frame>
        <draw:frame draw:style-name="gr10" draw:layer="layout" svg:width="1.36cm" svg:height="0.954cm" svg:x="15.459cm" svg:y="1.994cm">
          <draw:text-box>
            <text:p>S2</text:p>
          </draw:text-box>
        </draw:frame>
        <draw:frame draw:style-name="gr11" draw:text-style-name="P2" draw:layer="layout" svg:width="8.255cm" svg:height="3.237cm" svg:x="9.636cm" svg:y="6.145cm">
          <draw:text-box>
            <text:p text:style-name="P2"><text:span text:style-name="T1">Edit distance = 2</text:span></text:p>
            <text:p text:style-name="P2"><text:span text:style-name="T1">1) delete G after T</text:span></text:p>
            <text:p text:style-name="P2"><text:span text:style-name="T1">2) insert T after C</text:span></text:p>
          </draw:text-box>
        </draw:frame>
        <draw:g>
          <draw:line draw:style-name="gr12" draw:text-style-name="P1" draw:layer="layout" svg:x1="4.964cm" svg:y1="7.096cm" svg:x2="5.345cm" svg:y2="7.477cm">
            <text:p/>
          </draw:line>
          <draw:line draw:style-name="gr12" draw:text-style-name="P1" draw:layer="layout" svg:x1="4.964cm" svg:y1="7.477cm" svg:x2="5.345cm" svg:y2="7.096cm">
            <text:p/>
          </draw:line>
        </draw:g>
        <draw:line draw:style-name="gr13" draw:text-style-name="P1" draw:layer="layout" svg:x1="7.223cm" svg:y1="7.477cm" svg:x2="7.223cm" svg:y2="6.969cm">
          <text:p/>
        </draw:line>
        <draw:custom-shape draw:style-name="gr1" draw:text-style-name="P1" draw:layer="layout" svg:width="1.016cm" svg:height="1.016cm" svg:x="3.667cm" svg:y="9.8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14" draw:text-style-name="P1" draw:layer="layout" svg:width="1.016cm" svg:height="1.016cm" svg:x="4.683cm" svg:y="9.867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15" draw:text-style-name="P1" draw:layer="layout" svg:width="1.016cm" svg:height="1.016cm" svg:x="5.699cm" svg:y="9.8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67cm" svg:y="11.6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4.683cm" svg:y="11.667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5.699cm" svg:y="11.667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6.715cm" svg:y="11.6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1.016cm" svg:height="1.016cm" svg:x="6.715cm" svg:y="9.867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layer="layout" svg:width="1.106cm" svg:height="1.078cm" svg:x="1.799cm" svg:y="9.864cm">
          <draw:text-box>
            <text:p>2)</text:p>
          </draw:text-box>
        </draw:frame>
        <draw:frame draw:style-name="gr11" draw:text-style-name="P2" draw:layer="layout" svg:width="8.255cm" svg:height="3.237cm" svg:x="9.636cm" svg:y="9.945cm">
          <draw:text-box>
            <text:p text:style-name="P2"><text:span text:style-name="T1">Edit distance = 2</text:span></text:p>
            <text:p text:style-name="P2"><text:span text:style-name="T1">1) replace G to C</text:span></text:p>
            <text:p text:style-name="P2"><text:span text:style-name="T1">2) replace C to T</text:span></text:p>
          </draw:text-box>
        </draw:frame>
        <draw:line draw:style-name="gr13" draw:text-style-name="P1" draw:layer="layout" svg:x1="5.123cm" svg:y1="11.477cm" svg:x2="5.123cm" svg:y2="10.969cm">
          <text:p/>
        </draw:line>
        <draw:line draw:style-name="gr13" draw:text-style-name="P1" draw:layer="layout" svg:x1="6.223cm" svg:y1="11.505cm" svg:x2="6.223cm" svg:y2="10.997cm">
          <text:p/>
        </draw:line>
        <draw:frame draw:style-name="gr16" draw:layer="layout" svg:width="12.41cm" svg:height="1.657cm" svg:x="1.635cm" svg:y="3.767cm">
          <draw:text-box>
            <text:p>Possible ways to obtain S2 from S1</text:p>
          </draw:text-box>
        </draw:frame>
        <draw:custom-shape draw:style-name="gr1" draw:text-style-name="P1" draw:layer="layout" svg:width="1.016cm" svg:height="1.016cm" svg:x="3.668cm" svg:y="13.968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016cm" svg:height="1.016cm" svg:x="4.684cm" svg:y="13.968cm">
          <text:p text:style-name="P1">G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7cm" svg:y="13.96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3.668cm" svg:y="15.768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.016cm" svg:height="1.016cm" svg:x="5.684cm" svg:y="15.768cm">
          <text:p text:style-name="P1">C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016cm" svg:height="1.016cm" svg:x="6.7cm" svg:y="15.768cm">
          <text:p text:style-name="P1">T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016cm" svg:height="1.016cm" svg:x="7.716cm" svg:y="15.76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" draw:layer="layout" svg:width="1.016cm" svg:height="1.016cm" svg:x="6.716cm" svg:y="13.968cm"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1" draw:layer="layout" svg:width="1.016cm" svg:height="1.016cm" svg:x="7.716cm" svg:y="13.96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1.016cm" svg:height="1.016cm" svg:x="4.684cm" svg:y="15.768cm">
          <text:p/>
          <draw:enhanced-geometry svg:viewBox="0 0 21600 21600" draw:type="rectangle" draw:enhanced-path="M 0 0 L 21600 0 21600 21600 0 21600 0 0 Z N"/>
        </draw:custom-shape>
        <draw:frame draw:style-name="gr9" draw:layer="layout" svg:width="1.106cm" svg:height="1.078cm" svg:x="1.8cm" svg:y="13.965cm">
          <draw:text-box>
            <text:p>3)</text:p>
          </draw:text-box>
        </draw:frame>
        <draw:g>
          <draw:line draw:style-name="gr12" draw:text-style-name="P1" draw:layer="layout" svg:x1="4.965cm" svg:y1="15.197cm" svg:x2="5.346cm" svg:y2="15.578cm">
            <text:p/>
          </draw:line>
          <draw:line draw:style-name="gr12" draw:text-style-name="P1" draw:layer="layout" svg:x1="4.965cm" svg:y1="15.578cm" svg:x2="5.346cm" svg:y2="15.197cm">
            <text:p/>
          </draw:line>
        </draw:g>
        <draw:line draw:style-name="gr13" draw:text-style-name="P1" draw:layer="layout" svg:x1="7.224cm" svg:y1="15.578cm" svg:x2="7.224cm" svg:y2="15.07cm">
          <text:p/>
        </draw:line>
        <draw:line draw:style-name="gr13" draw:text-style-name="P1" draw:layer="layout" svg:x1="8.324cm" svg:y1="15.606cm" svg:x2="8.324cm" svg:y2="15.098cm">
          <text:p/>
        </draw:line>
        <draw:frame draw:style-name="gr11" draw:text-style-name="P2" draw:layer="layout" svg:width="8.255cm" svg:height="3.237cm" svg:x="9.637cm" svg:y="14.246cm">
          <draw:text-box>
            <text:p text:style-name="P2"><text:span text:style-name="T1">Edit distance = 3</text:span></text:p>
            <text:p text:style-name="P2"><text:span text:style-name="T1">1) delete G after T</text:span></text:p>
            <text:p text:style-name="P2"><text:span text:style-name="T1">2) replace A to T</text:span></text:p>
            <text:p text:style-name="P2"><text:span text:style-name="T1">3) insert A at the end</text:span></text:p>
          </draw:text-box>
        </draw:frame>
        <draw:frame draw:style-name="gr18" draw:layer="layout" svg:width="5.042cm" svg:height="1.642cm" svg:x="1.8cm" svg:y="17.565cm">
          <draw:text-box>
            <text:p>And so forth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hatch draw:name="Black_20_45_20_Degrees" draw:display-name="Black 45 Degrees" draw:style="single" draw:color="#000000" draw:distance="0.102cm" draw:rotation="450"/>
    <draw:hatch draw:name="Blue_20_45_20_degrees" draw:display-name="Blue 45 degrees" draw:style="single" draw:color="#3399ff" draw:distance="0.102cm" draw:rotation="450"/>
    <draw:hatch draw:name="Green_20_45_20_degrees" draw:display-name="Green 45 degrees" draw:style="single" draw:color="#99ff66" draw:distance="0.102cm" draw:rotation="450"/>
    <draw:hatch draw:name="Orange_20_45_20_degrees" draw:display-name="Orange 45 degrees" draw:style="single" draw:color="#ffcc00" draw:distance="0.102cm" draw:rotation="450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_27_єкт_20_без_20_заповнення_20_і_20_ліній" style:display-name="Об'єкт без заповнення і ліні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Звичайни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3T13:00:47.391362000</meta:creation-date>
    <dc:date>2017-12-03T13:22:43.641091000</dc:date>
    <meta:editing-duration>PT6M45S</meta:editing-duration>
    <meta:editing-cycles>2</meta:editing-cycles>
    <meta:generator>LibreOffice/4.3.1.2$MacOSX_x86 LibreOffice_project/958349dc3b25111dbca392fbc281a05559ef6848</meta:generator>
    <meta:document-statistic meta:object-count="60"/>
  </office:meta>
</office:document-meta>
</file>